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5.15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2.61mm"/>
    </style:style>
    <style:style style:name="co19" style:family="table-column">
      <style:table-column-properties fo:break-before="auto" style:column-width="7.97mm"/>
    </style:style>
    <style:style style:name="co20" style:family="table-column">
      <style:table-column-properties fo:break-before="auto" style:column-width="4.89mm"/>
    </style:style>
    <style:style style:name="co21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2.241137" calcext:value-type="float">
            <text:p>2,241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2.241137" calcext:value-type="float">
            <text:p>2,241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605328" calcext:value-type="float">
            <text:p>2,605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605328" calcext:value-type="float">
            <text:p>2,605</text:p>
          </table:table-cell>
          <table:table-cell table:style-name="ce4" table:formula="of:=[.E6]/[.$E$5]" office:value-type="float" office:value="1.1625027831855" calcext:value-type="float">
            <text:p>1,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14.630632" calcext:value-type="float">
            <text:p>14,631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14.630632" calcext:value-type="float">
            <text:p>14,631</text:p>
          </table:table-cell>
          <table:table-cell table:style-name="ce4" table:formula="of:=[.E7]/[.$E$5]" office:value-type="float" office:value="6.52821848909727" calcext:value-type="float">
            <text:p>6,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39.319058" calcext:value-type="float">
            <text:p>39,319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39.319058" calcext:value-type="float">
            <text:p>39,319</text:p>
          </table:table-cell>
          <table:table-cell table:style-name="ce4" table:formula="of:=[.E8]/[.$E$5]" office:value-type="float" office:value="17.5442456217536" calcext:value-type="float">
            <text:p>17,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2.511068" calcext:value-type="float">
            <text:p>22,511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232902321649066" calcext:value-type="float">
            <text:p>0,233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2.457093" calcext:value-type="float">
            <text:p>22,457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233462095917757" calcext:value-type="float">
            <text:p>0,233</text:p>
          </table:table-cell>
          <table:table-cell table:style-name="ce4" table:formula="of:=[.E15]/[.$E$14]" office:value-type="float" office:value="1.00240347225707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5.955591" calcext:value-type="float">
            <text:p>5,956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880329089086205" calcext:value-type="float">
            <text:p>0,880</text:p>
          </table:table-cell>
          <table:table-cell table:style-name="ce4" table:formula="of:=[.E16]/[.$E$14]" office:value-type="float" office:value="3.77982101188614" calcext:value-type="float">
            <text:p>3,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045761" calcext:value-type="float">
            <text:p>0,046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114.570922838225" calcext:value-type="float">
            <text:p>114,571</text:p>
          </table:table-cell>
          <table:table-cell table:style-name="ce4" table:formula="of:=[.E17]/[.$E$14]" office:value-type="float" office:value="491.926924673849" calcext:value-type="float">
            <text:p>491,9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9818" calcext:value-type="float">
            <text:p>0,69818</text:p>
          </table:table-cell>
          <table:table-cell office:value-type="float" office:value="1.034585" calcext:value-type="float">
            <text:p>1,034585</text:p>
          </table:table-cell>
          <table:table-cell office:value-type="float" office:value="2.241137" calcext:value-type="float">
            <text:p>2,241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17166" calcext:value-type="float">
            <text:p>0,917166</text:p>
          </table:table-cell>
          <table:table-cell office:value-type="float" office:value="1.212471" calcext:value-type="float">
            <text:p>1,212471</text:p>
          </table:table-cell>
          <table:table-cell office:value-type="float" office:value="2.605328" calcext:value-type="float">
            <text:p>2,605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.747921" calcext:value-type="float">
            <text:p>101,747921</text:p>
          </table:table-cell>
          <table:table-cell office:value-type="float" office:value="3.121093" calcext:value-type="float">
            <text:p>3,121093</text:p>
          </table:table-cell>
          <table:table-cell office:value-type="float" office:value="14.630632" calcext:value-type="float">
            <text:p>14,630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.185949" calcext:value-type="float">
            <text:p>39,185949</text:p>
          </table:table-cell>
          <table:table-cell office:value-type="float" office:value="14.253445" calcext:value-type="float">
            <text:p>14,253445</text:p>
          </table:table-cell>
          <table:table-cell office:value-type="float" office:value="39.319058" calcext:value-type="float">
            <text:p>39,319058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2.490331" calcext:value-type="float">
            <text:p>22,490331</text:p>
          </table:table-cell>
          <table:table-cell office:value-type="float" office:value="0.001021" calcext:value-type="float">
            <text:p>0,001021</text:p>
          </table:table-cell>
          <table:table-cell office:value-type="float" office:value="22.511068" calcext:value-type="float">
            <text:p>22,51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2.438446" calcext:value-type="float">
            <text:p>22,438446</text:p>
          </table:table-cell>
          <table:table-cell office:value-type="float" office:value="0" calcext:value-type="float">
            <text:p>0</text:p>
          </table:table-cell>
          <table:table-cell office:value-type="float" office:value="22.457093" calcext:value-type="float">
            <text:p>22,457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47.286419" calcext:value-type="float">
            <text:p>47,286419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5.955591" calcext:value-type="float">
            <text:p>5,955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40473" calcext:value-type="float">
            <text:p>0,040473</text:p>
          </table:table-cell>
          <table:table-cell office:value-type="float" office:value="0.011764" calcext:value-type="float">
            <text:p>0,011764</text:p>
          </table:table-cell>
          <table:table-cell office:value-type="float" office:value="0.045761" calcext:value-type="float">
            <text:p>0,04576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-00-00</text:date>, <text:time style:data-style-name="N2" text:time-value="21:57:29.957857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8-11-08T22:01:52.865126319</dc:date>
    <meta:editing-duration>PT6H42M34S</meta:editing-duration>
    <meta:editing-cycles>27</meta:editing-cycles>
    <meta:generator>LibreOffice/6.0.6.1$Linux_X86_64 LibreOffice_project/00$Build-1</meta:generator>
    <meta:document-statistic meta:table-count="3" meta:cell-count="122" meta:object-count="0"/>
  </office:meta>
</office:document-meta>
</file>